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ClassPairEnumeration.createObject( String strippedName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ingEnumeration.hasM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getNamePars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list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ingEnumeration.AbstractNamingEnumeration( SimpleNamingContext context , String proo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NamingEnumeration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NamingContext.listBindings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removeFromEnvironment( String pr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lookupLink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lookup( String lookup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impleNamingContext.composeName( Name name , Name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listBindings( String roo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NamingContext.lookupLink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rebind( String name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destroySubcontex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get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lookup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Enumeration.BindingEnumeration( SimpleNamingContext context , String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rename( Name oldName , Name n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destroySubcontext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unbin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NamingContext.SimpleNaming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unbind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ClassPairEnumeration.NameClassPairEnumeration( SimpleNamingContext context , String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addToEnvironment( String propName , Object prop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bind( Name name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NamingContext.createSubcontext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rebind( Name name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ingEnumeration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list( String roo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NamingContext.SimpleNamingContext( String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NamingContext.bind( String name ,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NamingContext.createSubcontex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NamingEnumeration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SimpleNamingContext( String root , Hashtable &lt; String , Object &gt; boundObjects , @ Nullable Hashtable &lt; String , Object &gt; en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ndingEnumeration.createObject( String strippedName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rename( String oldName , String n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NamingEnumeration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composeName( String name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getNameParser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.getNameIn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